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129.91pt"/>
    </style:style>
    <style:style style:name="co4" style:family="table-column">
      <style:table-column-properties fo:break-before="auto" style:column-width="180.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DC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table:style-name="Default" office:value-type="string" calcext:value-type="string">
            <text:p>Sour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-EUL2012C</text:p>
          </table:table-cell>
          <table:table-cell office:value-type="string" calcext:value-type="string">
            <text:p>L2012C</text:p>
          </table:table-cell>
          <table:table-cell office:value-type="string" calcext:value-type="string">
            <text:p>L1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<text:a xlink:href="https://www.mouser.de/ProductDetail/3M-Electronic-Solutions-Division/30326-5002HB?qs=sGAEpiMZZMs%252BGHln7q6pm67xkeHW1IZNV6FFV%2FoDVJw%3D" xlink:type="simple">30326-5002HB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1X3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JP1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2X4</text:p>
          </table:table-cell>
          <table:table-cell office:value-type="string" calcext:value-type="string">
            <text:p>2X04</text:p>
          </table:table-cell>
          <table:table-cell office:value-type="string" calcext:value-type="string">
            <text:p>JP2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2X8/90</text:p>
          </table:table-cell>
          <table:table-cell office:value-type="string" calcext:value-type="string">
            <text:p>2X08/90</text:p>
          </table:table-cell>
          <table:table-cell office:value-type="string" calcext:value-type="string">
            <text:p>JP4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1, C13</text:p>
          </table:table-cell>
          <table:table-cell office:value-type="string" calcext:value-type="string">
            <text:p><text:a xlink:href="https://www.mouser.de/ProductDetail/Yageo/CC0402KRX7R7BB104?qs=sGAEpiMZZMvsSlwiRhF8qj9NgEuXmwzvXiHLCCROAMI%3D" xlink:type="simple">CC0402KRX7R7BB104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0603K</text:p>
          </table:table-cell>
          <table:table-cell office:value-type="string" calcext:value-type="string">
            <text:p>C7, C8, C9, C11, C12, C15, C16, C17, C18</text:p>
          </table:table-cell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-EUC1206K</text:p>
          </table:table-cell>
          <table:table-cell office:value-type="string" calcext:value-type="string">
            <text:p>C1206K</text:p>
          </table:table-cell>
          <table:table-cell office:value-type="string" calcext:value-type="string">
            <text:p>C5, C6, C19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R4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<text:a xlink:href="https://www.mouser.de/ProductDetail/Yageo/RC0603FR-0712RL?qs=sGAEpiMZZMvdGkrng054t8Tx25L%252BvTaRCg2o%2Ffj00GA%3D" xlink:type="simple">RC0603FR-0712RL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, R6, R7, R9, R10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0603K</text:p>
          </table:table-cell>
          <table:table-cell office:value-type="string" calcext:value-type="string">
            <text:p>C3, C4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<text:a xlink:href="https://www.mouser.de/ProductDetail/Yageo/RC0603FR-07220RL?qs=sGAEpiMZZMvdGkrng054t8Tx25L%252BvTaRNoHZ%252BdTMAnY%3D" xlink:type="simple">RC0603FR-07220RL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0603K</text:p>
          </table:table-cell>
          <table:table-cell office:value-type="string" calcext:value-type="string">
            <text:p>C2, C14</text:p>
          </table:table-cell>
          <table:table-cell office:value-type="string" calcext:value-type="string">
            <text:p><text:a xlink:href="https://www.mouser.de/ProductDetail/TDK/C1608X7S0J225K080AB?qs=sGAEpiMZZMs0AnBnWHyRQFv7x1xn%252BYFdRj5qYxig1thJY3EnWFVBIQ%3D%3D" xlink:type="simple">C1608X7S0J225K080AB</text:a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4, R15, R16, R17, R18, R19, R20, R21, R22, R23, R24, R25, R26, R27, R28, R29</text:p>
          </table:table-cell>
          <table:table-cell office:value-type="string" calcext:value-type="string">
            <text:p><text:a xlink:href="https://www.mouser.de/ProductDetail/Yageo/RC0603FR-0733RL?qs=sGAEpiMZZMvdGkrng054t8Tx25L%252BvTaRsu8FKXoQ%2FY8%3D" xlink:type="simple">RC0603FR-0733RL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, R4, R8, R11</text:p>
          </table:table-cell>
          <table:table-cell office:value-type="string" calcext:value-type="string">
            <text:p><text:a xlink:href="https://www.mouser.de/ProductDetail/Yageo/RC0603FR-0749R9L?qs=sGAEpiMZZMvdGkrng054txdMlaQGj9fibEvPgbgiQE0%3D" xlink:type="simple">RC0603FR-0749R9L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VCX16373</text:p>
          </table:table-cell>
          <table:table-cell office:value-type="string" calcext:value-type="string">
            <text:p>SOP50P810X120-48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<text:a xlink:href="https://www.mouser.de/ProductDetail/ON-Semiconductor-Fairchild/74VCX16373MTD?qs=sGAEpiMZZMtdAabcSkQOl6KjTWk21TfM" xlink:type="simple">74VCX16373MTD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p2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0603K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<text:a xlink:href="https://www.mouser.de/ProductDetail/Yageo/CC0603JRNPO9BN8R2?qs=sGAEpiMZZMs0AnBnWHyRQCF1lTWZ1EBLHALnXoQAyc4%3D" xlink:type="simple">CC0603JRNPO9BN8R2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TC1-1T</text:p>
          </table:table-cell>
          <table:table-cell office:value-type="string" calcext:value-type="string">
            <text:p>SM-2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<text:a xlink:href="https://www.mouser.de/ProductDetail/MACOM/ETC1-1T-2TR?qs=sGAEpiMZZMv0IfuNuy2LUctmCTg%252B21WCOWdKzaDZ0MQ%3D" xlink:type="simple">ETC1-1T-2TR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ESML0603</text:p>
          </table:table-cell>
          <table:table-cell office:value-type="string" calcext:value-type="string">
            <text:p>LED_SML0603</text:p>
          </table:table-cell>
          <table:table-cell office:value-type="string" calcext:value-type="string">
            <text:p>LED3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P5907</text:p>
          </table:table-cell>
          <table:table-cell office:value-type="string" calcext:value-type="string">
            <text:p>SOT23-5L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<text:a xlink:href="https://www.mouser.de/ProductDetail/Texas-Instruments/LP5907QMFX-30Q1?qs=sGAEpiMZZMsGz1a6aV8DcMUyZMg26%252BGN1fZtFiMIs7w%3D" xlink:type="simple">LP5907QMFX-3.0Q1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TC2246</text:p>
          </table:table-cell>
          <table:table-cell office:value-type="string" calcext:value-type="string">
            <text:p>TQFP32-EP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<text:a xlink:href="https://www.mouser.de/ProductDetail/Analog-Devices/LTC2247CUHPBF?qs=sGAEpiMZZMvi6wO7nhr1L0Nkiviko4B6dBrFFLkNJz8%3D" xlink:type="simple">LTC2247CUH#PBF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C7SZ14P5X</text:p>
          </table:table-cell>
          <table:table-cell office:value-type="string" calcext:value-type="string">
            <text:p>SC70-5</text:p>
          </table:table-cell>
          <table:table-cell office:value-type="string" calcext:value-type="string">
            <text:p>IC4, IC5</text:p>
          </table:table-cell>
          <table:table-cell office:value-type="string" calcext:value-type="string">
            <text:p><text:a xlink:href="https://www.mouser.de/ProductDetail/ON-Semiconductor-Fairchild/NC7SZ14P5X?qs=sGAEpiMZZMuGqqSvxcmxwr%2FXHg7XQHVF" xlink:type="simple">NC7SZ14P5X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MA-142-0711-871/876</text:p>
          </table:table-cell>
          <table:table-cell office:value-type="string" calcext:value-type="string">
            <text:p>J502-ND-142-0711-871/876</text:p>
          </table:table-cell>
          <table:table-cell office:value-type="string" calcext:value-type="string">
            <text:p>X1, X2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3-10T12:22:34.646126459</dc:date>
    <meta:editing-duration>PT5M10S</meta:editing-duration>
    <meta:editing-cycles>1</meta:editing-cycles>
    <meta:document-statistic meta:table-count="1" meta:cell-count="129" meta:object-count="0"/>
  </office:meta>
</office:document-meta>
</file>